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="solid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5.715cm" svg:height="0.635cm" svg:x="6.08cm" svg:y="1.635cm">
          <text:p text:style-name="P1"><text:span text:style-name="T1">Petición http del usuari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5.715cm" svg:height="0.635cm" svg:x="6.08cm" svg:y="2.905cm">
          <text:p text:style-name="P1"><text:span text:style-name="T1">Apach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5.715cm" svg:height="0.635cm" svg:x="6.08cm" svg:y="4.175cm">
          <text:p text:style-name="P1"><text:span text:style-name="T1">index.php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8.937cm" svg:y1="2.27cm" svg:x2="8.937cm" svg:y2="2.905cm" draw:start-shape="id1" draw:start-glue-point="2" draw:end-shape="id2" draw:end-glue-point="0" svg:d="m8937 2270v635">
          <text:p text:style-name="P5"/>
        </draw:connector>
        <draw:connector draw:style-name="gr2" draw:text-style-name="P2" draw:layer="layout" draw:type="line" svg:x1="8.937cm" svg:y1="3.54cm" svg:x2="8.937cm" svg:y2="4.175cm" draw:start-shape="id2" draw:start-glue-point="2" draw:end-shape="id3" draw:end-glue-point="0" svg:d="m8937 3540v635">
          <text:p text:style-name="P5"/>
        </draw:connector>
        <draw:custom-shape draw:style-name="gr3" draw:text-style-name="P1" draw:id="id4" draw:layer="layout" svg:width="5.715cm" svg:height="0.635cm" svg:x="1.635cm" svg:y="6.08cm">
          <text:p text:style-name="P3"><text:span text:style-name="T1">Aplication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svg:x1="8.937cm" svg:y1="4.81cm" svg:x2="4.492cm" svg:y2="6.08cm" draw:start-shape="id3" draw:start-glue-point="2" draw:end-shape="id4" draw:end-glue-point="0" svg:d="m8937 4810v634h-4445v636">
          <text:p text:style-name="P5"/>
        </draw:connector>
        <draw:custom-shape draw:style-name="gr3" draw:text-style-name="P4" draw:id="id5" draw:layer="layout" svg:width="5.715cm" svg:height="0.635cm" svg:x="11.16cm" svg:y="6.08cm">
          <text:p text:style-name="P3"><text:span text:style-name="T1">Context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8.937cm" svg:y1="4.81cm" svg:x2="14.017cm" svg:y2="6.08cm" draw:start-shape="id3" draw:start-glue-point="2" draw:end-shape="id5" draw:end-glue-point="0" svg:d="m8937 4810v634h5080v636">
          <text:p text:style-name="P5"/>
        </draw:connector>
        <draw:frame draw:style-name="gr5" draw:layer="layout" svg:width="0.853cm" svg:height="0.962cm" svg:x="4.592cm" svg:y="4.483cm">
          <draw:text-box>
            <text:p text:style-name="P5">1</text:p>
          </draw:text-box>
        </draw:frame>
        <draw:frame draw:style-name="gr5" draw:layer="layout" svg:width="0.853cm" svg:height="0.962cm" svg:x="17.292cm" svg:y="6.388cm">
          <draw:text-box>
            <text:p text:style-name="P5">2</text:p>
          </draw:text-box>
        </draw:frame>
        <draw:custom-shape draw:style-name="gr3" draw:text-style-name="P4" draw:id="id6" draw:layer="layout" svg:width="5.715cm" svg:height="0.635cm" svg:x="4.81cm" svg:y="7.985cm">
          <text:p text:style-name="P3"><text:span text:style-name="T1">Cargar Clas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715cm" svg:height="0.635cm" svg:x="1cm" svg:y="9.89cm">
          <text:p text:style-name="P3"><text:span text:style-name="T1">sfDatabaseManag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715cm" svg:height="0.635cm" svg:x="4.175cm" svg:y="11.16cm">
          <text:p text:style-name="P3"><text:span text:style-name="T1">sfUs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635cm" svg:x="9.255cm" svg:y="9.89cm">
          <text:p text:style-name="P3"><text:span text:style-name="T1">sfRouting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4.017cm" svg:y1="6.715cm" svg:x2="7.667cm" svg:y2="7.985cm" draw:start-shape="id5" draw:start-glue-point="2" draw:end-shape="id6" svg:d="m14017 6715v634h-6350v636">
          <text:p text:style-name="P5"/>
        </draw:connector>
        <draw:line draw:style-name="gr4" draw:text-style-name="P2" draw:layer="layout" svg:x1="7.35cm" svg:y1="8.62cm" svg:x2="4.81cm" svg:y2="9.89cm">
          <text:p text:style-name="P5"/>
        </draw:line>
        <draw:line draw:style-name="gr4" draw:text-style-name="P2" draw:layer="layout" svg:x1="7.985cm" svg:y1="8.62cm" svg:x2="7.35cm" svg:y2="11.16cm">
          <text:p text:style-name="P5"/>
        </draw:line>
        <draw:line draw:style-name="gr4" draw:text-style-name="P2" draw:layer="layout" svg:x1="8.62cm" svg:y1="8.62cm" svg:x2="11.16cm" svg:y2="9.89cm">
          <text:p text:style-name="P5"/>
        </draw:line>
        <draw:frame draw:style-name="gr5" draw:layer="layout" svg:width="0.853cm" svg:height="0.962cm" svg:x="7.767cm" svg:y="6.388cm">
          <draw:text-box>
            <text:p text:style-name="P5">1</text:p>
          </draw:text-box>
        </draw:frame>
        <draw:custom-shape draw:style-name="gr3" draw:text-style-name="P4" draw:id="id7" draw:layer="layout" svg:width="4.445cm" svg:height="0.635cm" svg:x="15.605cm" svg:y="7.985cm">
          <text:p text:style-name="P3"><text:span text:style-name="T1">Controller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4.017cm" svg:y1="6.715cm" svg:x2="17.827cm" svg:y2="7.985cm" draw:start-shape="id5" draw:end-shape="id7" draw:end-glue-point="0" svg:d="m14017 6715v634h3810v636">
          <text:p text:style-name="P5"/>
        </draw:connector>
        <draw:frame draw:style-name="gr5" draw:layer="layout" svg:width="0.853cm" svg:height="0.962cm" svg:x="13.066cm" svg:y="4.483cm">
          <draw:text-box>
            <text:p text:style-name="P5">2</text:p>
          </draw:text-box>
        </draw:frame>
        <draw:custom-shape draw:style-name="gr3" draw:text-style-name="P4" draw:id="id8" draw:layer="layout" svg:width="4.445cm" svg:height="0.635cm" svg:x="15.605cm" svg:y="9.255cm">
          <text:p text:style-name="P3"><text:span text:style-name="T1">FilterChain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7.827cm" svg:y1="8.62cm" svg:x2="17.827cm" svg:y2="9.255cm" draw:start-shape="id7" draw:start-glue-point="2" draw:end-shape="id8" draw:end-glue-point="0" svg:d="m17827 8620v635">
          <text:p text:style-name="P5"/>
        </draw:connector>
        <draw:custom-shape draw:style-name="gr3" draw:text-style-name="P4" draw:id="id9" draw:layer="layout" svg:width="4.445cm" svg:height="0.635cm" svg:x="15.605cm" svg:y="10.525cm">
          <text:p text:style-name="P3"><text:span text:style-name="T1">sfExecutionFilter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7.827cm" svg:y1="9.89cm" svg:x2="17.827cm" svg:y2="10.525cm" draw:start-shape="id8" draw:start-glue-point="2" draw:end-shape="id9" draw:end-glue-point="0" svg:d="m17827 9890v635">
          <text:p text:style-name="P5"/>
        </draw:connector>
        <draw:custom-shape draw:style-name="gr3" draw:text-style-name="P4" draw:id="id10" draw:layer="layout" svg:width="4.445cm" svg:height="0.635cm" svg:x="15.605cm" svg:y="11.795cm">
          <text:p text:style-name="P3"><text:span text:style-name="T1">Vista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7.827cm" svg:y1="11.16cm" svg:x2="17.827cm" svg:y2="11.795cm" draw:start-shape="id9" draw:start-glue-point="2" draw:end-shape="id10" draw:end-glue-point="0" svg:d="m17827 11160v635">
          <text:p text:style-name="P5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MX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Joaquin Contreras</meta:initial-creator>
    <meta:creation-date>2009-04-23T20:41:35</meta:creation-date>
    <dc:creator>Joaquin Contreras</dc:creator>
    <dc:date>2009-04-23T21:13:01</dc:date>
    <meta:editing-cycles>1</meta:editing-cycles>
    <meta:editing-duration>PT5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